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PLAY</text:p>
      <text:p text:style-name="Standard"/>
      <text:p text:style-name="Standard"><text:s/>2D sidescroller</text:p>
      <text:p text:style-name="Standard"><text:s/>1 character qui n'est pas brocken</text:p>
      <text:p text:style-name="Standard"><text:s/>pas de temps de chargement quand tu meurt</text:p>
      <text:p text:style-name="Standard"><text:s/>déplacement :</text:p>
      <text:p text:style-name="Standard"><text:tab/>-touche rebindable</text:p>
      <text:p text:style-name="Standard"><text:tab/>-déplacement à la gunpoint</text:p>
      <text:p text:style-name="Standard"><text:tab/>-jump</text:p>
      <text:p text:style-name="Standard"><text:s/>choix aux niveau des armes entre la léthalité et la non léthalité</text:p>
      <text:p text:style-name="Standard"><text:s/>conséquences des actions prises (différentes fins et conséquences 'instantanées')</text:p>
      <text:p text:style-name="Standard"><text:s/>si tu te fait spot tu meurt</text:p>
      <text:p text:style-name="Standard"><text:s/>pas de vie, tu meurt instant</text:p>
      <text:p text:style-name="Standard">neutralisation des ennemis</text:p>
      <text:p text:style-name="Standard"><text:tab/>1- le neon attire automatiquement l'attention de tout le monde, donc si tu est stealth, tu n'utilise pas le neon</text:p>
      <text:p text:style-name="Standard">le neon permet de se TP en laissant derrière un hologramme extremement visible (armure neon)</text:p>
      <text:p text:style-name="Standard"/>
      <text:p text:style-name="Standard"><text:tab/>2- le neon sert à hacker des choses en basculent dans 'la matrice' (en gros) et il s'actionne depuis un terminal (alors oui, il y a du combat, mais ça ne compte pas dans les kills lethal) et ça ralentit le temps exterieur mais ça le stop pas</text:p>
      <text:p text:style-name="Standard"/>
      <text:p text:style-name="Standard"><text:tab/>3-le neon 'stop' le temps et rend les combats lents (donc plus de temps) mais du coup tu est spotted par tout le monde</text:p>
      <text:p text:style-name="Standard"/>
      <text:p text:style-name="Standard"/>
      <text:p text:style-name="Standard"><text:tab/>4- On ne peut pas se « déplacer dans les airs »,i.e. Ce jeu n'est pas un plateformer dans l'âme. Donc il peut en contrepartie utiliser son fouet pour se mouvoir en s'accrochant à d'autres plateformes.</text:p>
      <text:p text:style-name="Standard"><text:tab/></text:p>
      <text:p text:style-name="Standard"/>
      <text:p text:style-name="Standard">ZAWARUDO</text:p>
      <text:p text:style-name="Standard"/>
      <text:p text:style-name="Standard">neon</text:p>
      <text:p text:style-name="Standard">futuristiqu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cent Mouillon</meta:initial-creator>
    <meta:creation-date>2017-08-18T21:05:47.03</meta:creation-date>
    <dc:date>2017-08-19T16:27:25.22</dc:date>
    <dc:creator>Vincent Lim</dc:creator>
    <meta:editing-duration>PT3M35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22" meta:word-count="209" meta:character-count="1189"/>
  </office:meta>
</office:document-meta>
</file>